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normal" style:master-page-name="Standard">
      <style:paragraph-properties fo:text-align="end" style:justify-single-word="false" style:page-number="1"/>
      <style:text-properties style:font-name="Marianne" fo:font-size="11pt" officeooo:paragraph-rsid="000e715f" style:font-name-asian="Times New Roman" style:font-size-asian="11pt" style:font-name-complex="Times New Roman" style:font-size-complex="11pt"/>
    </style:style>
    <style:style style:name="P2" style:family="paragraph" style:parent-style-name="normal">
      <style:paragraph-properties fo:text-align="end" style:justify-single-word="false"/>
      <style:text-properties style:font-name="Marianne" fo:font-size="11pt" officeooo:rsid="000be993" officeooo:paragraph-rsid="0014fcf3" style:font-name-asian="Times New Roman" style:font-size-asian="11pt" style:font-name-complex="Times New Roman" style:font-size-complex="11pt"/>
    </style:style>
    <style:style style:name="P3" style:family="paragraph" style:parent-style-name="normal">
      <style:paragraph-properties fo:text-align="end" style:justify-single-word="false"/>
      <style:text-properties style:font-name="Marianne" fo:font-size="11pt" fo:font-weight="bold" officeooo:rsid="000be993" officeooo:paragraph-rsid="0014fcf3" style:font-name-asian="Times New Roman" style:font-size-asian="11pt" style:font-weight-asian="bold" style:font-name-complex="Times New Roman" style:font-size-complex="11pt" style:font-weight-complex="bold"/>
    </style:style>
    <style:style style:name="P4" style:family="paragraph" style:parent-style-name="normal">
      <style:paragraph-properties fo:text-align="center" style:justify-single-word="false"/>
      <style:text-properties style:font-name="Marianne" fo:font-size="12pt" fo:font-weight="bold" officeooo:rsid="000be993" officeooo:paragraph-rsid="0014fcf3" style:font-name-asian="Times New Roman" style:font-size-asian="12pt" style:font-weight-asian="bold" style:font-name-complex="Times New Roman" style:font-size-complex="12pt" style:font-weight-complex="bold"/>
    </style:style>
    <style:style style:name="P5" style:family="paragraph" style:parent-style-name="normal">
      <style:paragraph-properties fo:text-align="justify" style:justify-single-word="false"/>
      <style:text-properties style:font-name="Marianne" fo:font-size="11pt" officeooo:paragraph-rsid="000e715f" style:font-name-asian="Times New Roman" style:font-size-asian="11pt" style:font-name-complex="Times New Roman" style:font-size-complex="11pt"/>
    </style:style>
    <style:style style:name="P6" style:family="paragraph" style:parent-style-name="normal">
      <style:paragraph-properties fo:text-align="justify" style:justify-single-word="false"/>
      <style:text-properties style:font-name="Marianne" fo:font-size="11pt" officeooo:paragraph-rsid="000ee6d0" style:font-name-asian="Times New Roman" style:font-size-asian="11pt" style:font-name-complex="Times New Roman" style:font-size-complex="11pt"/>
    </style:style>
    <style:style style:name="P7" style:family="paragraph" style:parent-style-name="normal">
      <style:paragraph-properties fo:text-align="justify" style:justify-single-word="false"/>
      <style:text-properties style:font-name="Marianne" officeooo:paragraph-rsid="000e715f"/>
    </style:style>
    <style:style style:name="P8" style:family="paragraph" style:parent-style-name="normal">
      <style:paragraph-properties fo:text-align="justify" style:justify-single-word="false"/>
      <style:text-properties style:font-name="Marianne" fo:font-size="11pt" fo:language="fr" fo:country="FR" officeooo:rsid="007b004c" officeooo:paragraph-rsid="000ee6d0" style:font-name-asian="Times New Roman" style:font-size-asian="11pt" style:language-asian="zh" style:country-asian="CN" style:font-name-complex="Times New Roman" style:font-size-complex="11pt" style:language-complex="hi" style:country-complex="IN"/>
    </style:style>
    <style:style style:name="P9" style:family="paragraph" style:parent-style-name="normal">
      <style:paragraph-properties fo:text-align="justify" style:justify-single-word="false"/>
      <style:text-properties style:font-name="Marianne" officeooo:paragraph-rsid="00127501"/>
    </style:style>
    <style:style style:name="P10" style:family="paragraph" style:parent-style-name="normal">
      <style:paragraph-properties fo:text-align="justify" style:justify-single-word="false"/>
      <style:text-properties style:font-name="Marianne" fo:font-size="11pt" fo:font-style="normal" fo:font-weight="normal" officeooo:rsid="00127501" officeooo:paragraph-rsid="00127501" style:font-name-asian="Times New Roman" style:font-size-asian="11pt" style:font-style-asian="normal" style:font-weight-asian="normal" style:font-name-complex="Times New Roman" style:font-size-complex="11pt" style:font-style-complex="normal" style:font-weight-complex="normal"/>
    </style:style>
    <style:style style:name="P11" style:family="paragraph" style:parent-style-name="normal">
      <style:paragraph-properties fo:text-align="justify" style:justify-single-word="false"/>
      <style:text-properties style:font-name="Marianne" fo:font-size="11pt" fo:font-style="normal" fo:font-weight="normal" officeooo:paragraph-rsid="00127501" style:font-name-asian="Times New Roman" style:font-size-asian="11pt" style:font-style-asian="normal" style:font-weight-asian="normal" style:font-name-complex="Times New Roman" style:font-size-complex="11pt" style:font-style-complex="normal" style:font-weight-complex="normal"/>
    </style:style>
    <style:style style:name="P12" style:family="paragraph" style:parent-style-name="normal">
      <style:paragraph-properties fo:text-align="justify" style:justify-single-word="false"/>
      <style:text-properties officeooo:paragraph-rsid="000e715f"/>
    </style:style>
    <style:style style:name="P13" style:family="paragraph" style:parent-style-name="normal" style:list-style-name="L1">
      <style:paragraph-properties fo:text-align="justify" style:justify-single-word="false"/>
      <style:text-properties style:font-name="Marianne" fo:font-size="11pt" officeooo:paragraph-rsid="000ee6d0" style:font-name-asian="Times New Roman" style:font-size-asian="11pt" style:font-name-complex="Times New Roman" style:font-size-complex="11pt"/>
    </style:style>
    <style:style style:name="P14" style:family="paragraph" style:parent-style-name="normal" style:list-style-name="L1">
      <style:paragraph-properties fo:text-align="justify" style:justify-single-word="false"/>
      <style:text-properties officeooo:paragraph-rsid="000ee6d0"/>
    </style:style>
    <style:style style:name="P15" style:family="paragraph" style:parent-style-name="normal" style:list-style-name="WWNum2">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6" style:family="paragraph" style:parent-style-name="normal">
      <style:paragraph-properties fo:margin-left="0.7874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17" style:family="paragraph" style:parent-style-name="normal" style:list-style-name="WWNum2">
      <style:paragraph-properties fo:margin-left="0.7874in" fo:margin-right="0in" fo:text-align="justify" style:justify-single-word="false" fo:text-indent="0in" style:auto-text-indent="false"/>
      <style:text-properties style:font-name="Marianne" officeooo:paragraph-rsid="000e715f"/>
    </style:style>
    <style:style style:name="P18" style:family="paragraph" style:parent-style-name="Comment" style:list-style-name="WWNum3">
      <style:paragraph-properties fo:margin-left="0in" fo:margin-right="0in" fo:text-align="justify" style:justify-single-word="false" fo:text-indent="0in" style:auto-text-indent="false"/>
      <style:text-properties style:font-name="Marianne" fo:font-size="11pt" fo:font-style="italic" officeooo:rsid="00136c84" officeooo:paragraph-rsid="00136c84" fo:background-color="#ffff00" style:font-name-asian="Times New Roman" style:font-size-asian="11pt" style:font-style-asian="italic" style:font-name-complex="Times New Roman" style:font-size-complex="11pt" style:font-style-complex="italic"/>
    </style:style>
    <style:style style:name="P19" style:family="paragraph" style:parent-style-name="Standard" style:list-style-name="WWNum3">
      <style:paragraph-properties fo:margin-left="0in" fo:margin-right="0in" fo:text-align="justify" style:justify-single-word="false" fo:text-indent="0in" style:auto-text-indent="false"/>
      <style:text-properties style:font-name="Marianne" fo:font-size="11pt" officeooo:paragraph-rsid="000e715f" style:font-name-asian="Times New Roman" style:font-size-asian="11pt" style:font-name-complex="Times New Roman" style:font-size-complex="11pt"/>
    </style:style>
    <style:style style:name="P20" style:family="paragraph" style:parent-style-name="normal">
      <style:paragraph-properties fo:text-align="justify" style:justify-single-word="false"/>
      <style:text-properties officeooo:paragraph-rsid="001bc5fb"/>
    </style:style>
    <style:style style:name="P21" style:family="paragraph" style:parent-style-name="normal">
      <style:text-properties style:font-name="Marianne" fo:font-size="11pt" officeooo:paragraph-rsid="000e715f" style:font-name-asian="Times New Roman" style:font-size-asian="11pt" style:font-name-complex="Times New Roman" style:font-size-complex="11pt"/>
    </style:style>
    <style:style style:name="P22" style:family="paragraph" style:parent-style-name="normal">
      <style:paragraph-properties fo:margin-left="2.6591in" fo:margin-right="0in" fo:text-align="end" style:justify-single-word="false" fo:text-indent="0in" style:auto-text-indent="false"/>
      <style:text-properties style:font-name="Marianne" fo:font-size="10pt" officeooo:rsid="000ee6d0" officeooo:paragraph-rsid="0014fcf3" fo:background-color="#ffff00" style:font-name-asian="Times New Roman" style:font-size-asian="10pt" style:font-name-complex="Times New Roman" style:font-size-complex="10pt"/>
    </style:style>
    <style:style style:name="P23" style:family="paragraph" style:parent-style-name="normal">
      <style:paragraph-properties fo:margin-left="2.6591in" fo:margin-right="0in" fo:text-align="end" style:justify-single-word="false" fo:text-indent="0.7866in" style:auto-text-indent="false"/>
      <style:text-properties style:font-name="Marianne" fo:font-size="11pt" officeooo:paragraph-rsid="000e715f" style:font-name-asian="Times New Roman" style:font-size-asian="11pt" style:font-name-complex="Times New Roman" style:font-size-complex="11pt"/>
    </style:style>
    <style:style style:name="T1" style:family="text">
      <style:text-properties officeooo:rsid="000ee6d0"/>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ee6d0" style:font-weight-asian="normal" style:font-weight-complex="normal"/>
    </style:style>
    <style:style style:name="T5" style:family="text">
      <style:text-properties fo:font-size="11pt" style:font-name-asian="Times New Roman" style:font-size-asian="11pt" style:font-name-complex="Times New Roman" style:font-size-complex="11pt"/>
    </style:style>
    <style:style style:name="T6" style:family="text">
      <style:text-properties fo:font-size="11pt" officeooo:rsid="00194ce1" style:font-name-asian="Times New Roman" style:font-size-asian="11pt" style:font-name-complex="Times New Roman" style:font-size-complex="11pt"/>
    </style:style>
    <style:style style:name="T7" style:family="text">
      <style:text-properties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T8" style:family="text">
      <style:text-properties fo:font-size="11pt" fo:font-weight="bold" officeooo:rsid="000dcf5e" style:font-name-asian="Times New Roman" style:font-size-asian="11pt" style:font-weight-asian="bold" style:font-name-complex="Times New Roman" style:font-size-complex="11pt" style:font-weight-complex="bold"/>
    </style:style>
    <style:style style:name="T9" style:family="text">
      <style:text-properties fo:font-size="11pt" officeooo:rsid="000dcf5e" style:font-name-asian="Times New Roman" style:font-size-asian="11pt" style:font-name-complex="Times New Roman" style:font-size-complex="11pt"/>
    </style:style>
    <style:style style:name="T10" style:family="text">
      <style:text-properties fo:font-size="11pt" officeooo:rsid="000be993" style:font-size-asian="11pt" style:font-size-complex="11pt"/>
    </style:style>
    <style:style style:name="T11" style:family="text">
      <style:text-properties fo:language="fr" fo:country="FR" officeooo:rsid="007b004c" style:language-asian="zh" style:country-asian="CN" style:language-complex="hi" style:country-complex="IN"/>
    </style:style>
    <style:style style:name="T12" style:family="text">
      <style:text-properties officeooo:rsid="0023573d"/>
    </style:style>
    <style:style style:name="T13" style:family="text">
      <style:text-properties officeooo:rsid="002856c3"/>
    </style:style>
    <style:style style:name="T14" style:family="text">
      <style:text-properties fo:font-size="11pt" officeooo:rsid="000ee6d0" style:font-name-asian="Times New Roman" style:font-size-asian="11pt" style:font-name-complex="Times New Roman" style:font-size-complex="11pt"/>
    </style:style>
    <style:style style:name="T15" style:family="text">
      <style:text-properties fo:font-size="11pt" fo:font-style="italic" fo:font-weight="normal" style:font-name-asian="Times New Roman" style:font-size-asian="11pt" style:font-style-asian="italic" style:font-weight-asian="normal" style:font-name-complex="Times New Roman" style:font-size-complex="11pt" style:font-weight-complex="normal"/>
    </style:style>
    <style:style style:name="T16" style:family="text">
      <style:text-properties fo:font-size="11pt" fo:font-weight="normal" style:font-name-asian="Times New Roman" style:font-size-asian="11pt" style:font-weight-asian="normal" style:font-name-complex="Times New Roman" style:font-size-complex="11pt" style:font-weight-complex="normal"/>
    </style:style>
    <style:style style:name="T17" style:family="text">
      <style:text-properties fo:font-size="11pt" fo:font-weight="bold" style:font-name-asian="Times New Roman" style:font-size-asian="11pt" style:font-weight-asian="bold" style:font-name-complex="Times New Roman" style:font-size-complex="11pt"/>
    </style:style>
    <style:style style:name="T18" style:family="text">
      <style:text-properties fo:font-size="11pt" officeooo:rsid="000be993" style:font-name-asian="Times New Roman" style:font-size-asian="11pt" style:font-name-complex="Times New Roman" style:font-size-complex="11pt"/>
    </style:style>
    <style:style style:name="T19" style:family="text">
      <style:text-properties officeooo:rsid="001aaf99"/>
    </style:style>
    <style:style style:name="T20" style:family="text">
      <style:text-properties fo:font-size="11pt" officeooo:rsid="0028b1a3" fo:background-color="#ffff00" loext:char-shading-value="0" style:font-name-asian="Times New Roman" style:font-size-asian="11pt" style:font-name-complex="Times New Roman" style:font-size-complex="11pt"/>
    </style:style>
    <style:style style:name="T21" style:family="text">
      <style:text-properties fo:font-size="11pt" fo:font-style="normal" fo:font-weight="normal" officeooo:rsid="00127501" style:font-name-asian="Times New Roman" style:font-size-asian="11pt" style:font-style-asian="normal" style:font-weight-asian="normal" style:font-name-complex="Times New Roman" style:font-size-complex="11pt" style:font-style-complex="normal" style:font-weight-complex="normal"/>
    </style:style>
    <style:style style:name="T22" style:family="text">
      <style:text-properties fo:font-size="11pt" fo:font-style="normal" fo:font-weight="normal" officeooo:rsid="000be993" style:font-name-asian="Times New Roman" style:font-size-asian="11pt" style:font-style-asian="normal" style:font-weight-asian="normal" style:font-name-complex="Times New Roman" style:font-size-complex="11pt" style:font-style-complex="normal" style:font-weight-complex="normal"/>
    </style:style>
    <style:style style:name="T23" style:family="text">
      <style:text-properties fo:font-size="11pt" fo:font-style="normal" fo:font-weight="normal" officeooo:rsid="000ee6d0"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4" style:family="text">
      <style:text-properties fo:font-size="11pt" fo:font-style="italic" fo:font-weight="bold" style:font-name-asian="Times New Roman" style:font-size-asian="11pt" style:font-style-asian="italic" style:font-weight-asian="bold" style:font-name-complex="Times New Roman" style:font-size-complex="11pt"/>
    </style:style>
    <style:style style:name="T25" style:family="text">
      <style:text-properties fo:font-size="11pt" fo:font-style="normal" fo:font-weight="normal" officeooo:rsid="0028b1a3" fo:background-color="#ffff00"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6" style:family="text">
      <style:text-properties style:font-name="Marianne" fo:font-size="11pt" style:font-name-asian="Times New Roman" style:font-size-asian="11pt" style:font-name-complex="Times New Roman" style:font-size-complex="11pt"/>
    </style:style>
    <style:style style:name="T27" style:family="text">
      <style:text-properties style:font-name="Marianne" fo:font-size="11pt" officeooo:rsid="000be993" style:font-name-asian="Times New Roman" style:font-size-asian="11pt" style:font-name-complex="Times New Roman" style:font-size-complex="11pt"/>
    </style:style>
    <style:style style:name="T28" style:family="text">
      <style:text-properties fo:font-size="11pt" style:text-underline-style="solid" style:text-underline-width="auto" style:text-underline-color="font-color" fo:font-weight="bold" style:font-name-asian="Times New Roman" style:font-size-asian="11pt" style:font-weight-asian="bold" style:font-name-complex="Times New Roman" style:font-size-complex="11pt"/>
    </style:style>
    <style:style style:name="T29" style:family="text">
      <style:text-properties style:font-name="Marianne" fo:font-size="11pt" officeooo:rsid="001bc5fb" style:font-name-asian="Times New Roman" style:font-size-asian="11pt" style:font-name-complex="Times New Roman" style:font-size-complex="11pt"/>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Fait à </text:span><text:span text:style-name="T2"><text:text-input text:description="">{{ commune }}</text:text-input></text:span><text:span text:style-name="T3">, </text:span><text:span text:style-name="T4">le</text:span> <text:text-input text:description="">{{ date_courante }}</text:text-input></text:p>
      <text:p text:style-name="P3"/>
      <text:p text:style-name="P4">Commune de <text:text-input text:description="">{{ commune }}</text:text-input></text:p>
      <text:p text:style-name="P5"/>
      <text:p text:style-name="P5"/>
      <text:p text:style-name="P6"><text:span text:style-name="T1">Madame, </text:span>Monsieur,</text:p>
      <text:p text:style-name="P5"/>
      <text:p text:style-name="P7"><text:span text:style-name="T5">Vu </text:span><text:span text:style-name="T6">l</text:span><text:span text:style-name="T5">e rapport de constatation en date du </text:span><text:span text:style-name="T5"><text:text-input text:description="">{{ date_courante }}</text:text-input></text:span><text:span text:style-name="T7">,</text:span><text:span text:style-name="T5"> un dépôt sauvage a été constaté à </text:span><text:span text:style-name="T8"><text:text-input text:description="">{{ localisation_depot }}</text:text-input></text:span><text:span text:style-name="T9"><text:s/></text:span><text:span text:style-name="T10">le </text:span><text:span text:style-name="T10"><text:text-input text:description="">{{ date_constat }}</text:text-input></text:span><text:span text:style-name="T10"><text:s/>à </text:span><text:span text:style-name="T10"><text:text-input text:description="">{{ heure_constat }}</text:text-input></text:span><text:span text:style-name="T10">.</text:span></text:p>
      <text:p text:style-name="P5"/>
      <text:p text:style-name="P5"><text:span text:style-name="T11"><text:text-input text:description="">{% if types_depot %}</text:text-input></text:span>Il s’agit d’un ensemble de : <text:text-input text:description="">{% for type in types_depot %}</text:text-input><text:text-input text:description="">{{ type }}</text:text-input><text:text-input text:description="">{% if not loop.last %}</text:text-input>, <text:text-input text:description="">{% endif %}</text:text-input><text:text-input text:description="">{% endfor %}</text:text-input>.<text:text-input text:description="">{% endif %}</text:text-input></text:p>
      <text:p text:style-name="P5"><text:span text:style-name="T12">Le</text:span> volume approximatif <text:span text:style-name="T13">est :</text:span> <text:text-input text:description="">{{ volume_depot }}</text:text-input>.</text:p>
      <text:p text:style-name="P7"><text:span text:style-name="T5">Au vu des constatation</text:span><text:span text:style-name="T14">s</text:span><text:span text:style-name="T15">,</text:span><text:span text:style-name="T16"> il semblerait que vous soyez</text:span><text:span text:style-name="T17"> </text:span><text:span text:style-name="T5">responsable de ce dépôt sauvage en qualité de producteur ou détenteur de ces déchets au sens de l’article L. 541-1-1 du </text:span><text:span text:style-name="T18">C</text:span><text:span text:style-name="T5">ode de l’environnement.</text:span></text:p>
      <text:p text:style-name="P5"/>
      <text:p text:style-name="P5">Je vous rappelle que les dépôts sauvages de déchets et d’encombrants sont interdits sur l’ensemble des voies, espace<text:span text:style-name="T19">s</text:span> publics et privés de la commune et que ce faisant, vous portez atteinte à l’environnement et à la santé publique, et êtes tenu d’en assurer l’élimination.</text:p>
      <text:p text:style-name="P5"/>
      <text:p text:style-name="P8"><text:text-input text:description="">{% if plainte %}</text:text-input></text:p>
      <text:p text:style-name="P7"><text:span text:style-name="T5">Je vous informe qu’une plainte pénale a également été déposée auprès de la brigade de </text:span><text:span text:style-name="T20">[brigade]</text:span><text:span text:style-name="T5">.</text:span></text:p>
      <text:p text:style-name="P6"><text:text-input text:description="">{% endif %}</text:text-input></text:p>
      <text:p text:style-name="P9"><text:span text:style-name="T5">En tant que titulaire du pouvoir de police spéciale de gestion des dépôts sauvages de déchets je vous informe que j’envi</text:span><text:span text:style-name="T7">sage d’appliquer les dispositions de l’article L. 541-3 du Code de l’environnement. </text:span></text:p>
      <text:p text:style-name="P10"><text:text-input text:description="">{% if arrete_municipal_existe %}</text:text-input><text:text-input text:description=""/></text:p>
      <text:p text:style-name="P9"><text:span text:style-name="T21">En</text:span><text:span text:style-name="T7"> </text:span><text:span text:style-name="T21">outre, j’envisage l’application de </text:span><text:span text:style-name="T7">l’arrêté n°</text:span><text:span text:style-name="T22"> </text:span><text:span text:style-name="T23">[numéro]</text:span><text:span text:style-name="T7"> por</text:span><text:span text:style-name="T5">tant réglementation des dépôts sauvages sur le territoire de la ville de </text:span><text:span text:style-name="T18"><text:text-input text:description="">{{ commune }}</text:text-input></text:span><text:span text:style-name="T24"><text:s/></text:span><text:span text:style-name="T5">que j’ai pris en date d</text:span><text:span text:style-name="T7">u </text:span><text:span text:style-name="T25">[date]</text:span><text:span text:style-name="T7">.</text:span></text:p>
      <text:p text:style-name="P11"><text:text-input text:description="">{% endif %}</text:text-input></text:p>
      <text:p text:style-name="P5"/>
      <text:p text:style-name="P7"><text:span text:style-name="T5">Par la présente, je vous informe donc qu’en considération du dépôt sauvage de déchets susvisé dont vous êtes détenteur ou producteur, </text:span><text:span text:style-name="T17">vous encourez les sanctions listées à l’article L.541-3 du Code de l’environnement</text:span><text:span text:style-name="T5"> :</text:span></text:p>
      <text:p text:style-name="P12"><text:span text:style-name="T26"/></text:p>
      <text:list text:style-name="L1">
        <text:list-item>
          <text:p text:style-name="P13">Une première amende administrative d’un montant de 15 000 euros maximum à l’issue de la procédure contradictoire préalable décrite ci-après ;</text:p>
        </text:list-item>
        <text:list-item>
          <text:p text:style-name="P14"><text:span text:style-name="T26">Une mise en demeure d’effectuer les diligences nécessaires dans un délai imparti. </text:span><text:span text:style-name="T27">À</text:span><text:span text:style-name="T26"> défaut d’accomplissement de ces mesures dans le délai indiqué, d’autres sanctions bien plus lourdes pourront être appliquées (listées au 1°, 2°, 3°, 4° et 5° du I de l’article L.541-3 du Code de l’environnement). Ces sanctions, qui peuvent être cumulatives, pourront être les suivantes :</text:span></text:p>
        </text:list-item>
      </text:list>
      <text:list text:style-name="WWNum2">
        <text:list-item>
          <text:list>
            <text:list-item>
              <text:list>
                <text:list-item>
                  <text:p text:style-name="P15"><text:soft-page-break/>Obligation de consignation d’une somme d’argent aux fins d’accomplissement des mesures prescrites ;</text:p>
                </text:list-item>
              </text:list>
            </text:list-item>
          </text:list>
        </text:list-item>
      </text:list>
      <text:p text:style-name="P16"/>
      <text:list text:continue-numbering="true" text:style-name="WWNum2">
        <text:list-item>
          <text:list>
            <text:list-item>
              <text:list>
                <text:list-item>
                  <text:p text:style-name="P15">Exécution d’office des mesures, par Madame le Maire en tant que titulaire du pouvoir de police spéciale, afin de remédier au dépôt sauvage de déchets en usant des sommes consignées le cas échéant ;</text:p>
                </text:list-item>
              </text:list>
            </text:list-item>
          </text:list>
        </text:list-item>
      </text:list>
      <text:p text:style-name="P16"/>
      <text:list text:continue-numbering="true" text:style-name="WWNum2">
        <text:list-item>
          <text:list>
            <text:list-item>
              <text:list>
                <text:list-item>
                  <text:p text:style-name="P17"><text:span text:style-name="T5">Suspension du fonctionnement de l’installation et de l’ouvrage, de tou</text:span><text:span text:style-name="T18">s</text:span><text:span text:style-name="T5"> travaux, opérations ou encore de tout exercice de l’activité à l’origine des infractions jusqu’à exécution complète des mesures prescrites ;</text:span></text:p>
                </text:list-item>
              </text:list>
            </text:list-item>
          </text:list>
        </text:list-item>
      </text:list>
      <text:p text:style-name="P16"/>
      <text:list text:continue-numbering="true" text:style-name="WWNum2">
        <text:list-item>
          <text:list>
            <text:list-item>
              <text:list>
                <text:list-item>
                  <text:p text:style-name="P15">Une astreinte journalière au plus égale à 1 500 euros courant à compter d’une date fixée et jusqu’à accomplissement des mesures prescrites ;</text:p>
                </text:list-item>
              </text:list>
            </text:list-item>
          </text:list>
        </text:list-item>
      </text:list>
      <text:p text:style-name="P16"/>
      <text:list text:continue-numbering="true" text:style-name="WWNum2">
        <text:list-item>
          <text:list>
            <text:list-item>
              <text:list>
                <text:list-item>
                  <text:p text:style-name="P15">Une amende d’un montant de 150 000 euros au maximum.</text:p>
                </text:list-item>
              </text:list>
            </text:list-item>
          </text:list>
        </text:list-item>
      </text:list>
      <text:p text:style-name="P16"/>
      <text:p text:style-name="P5"/>
      <text:p text:style-name="P7"><text:span text:style-name="T17">Cela étant, avant toute suite de la procédure et en application du principe du contradictoire, vous avez la possibilité de me faire parvenir toutes observations orales ou écrites dans un </text:span><text:span text:style-name="T28">délai de 10 jours</text:span><text:span text:style-name="T5">. Le cas éch</text:span><text:span text:style-name="T18">é</text:span><text:span text:style-name="T5">ant, vous pouvez être assisté d’un conseil ou être représenté par le mandataire de votre choix.</text:span></text:p>
      <text:p text:style-name="P5"/>
      <text:p text:style-name="P7"><text:span text:style-name="T5">Sachez que mon souhait n’est aucunement d’en arriver à de pareilles sanctions. Toutefois en tant que Maire </text:span><text:span text:style-name="T7">de </text:span><text:span text:style-name="T22"><text:text-input text:description="">{{ commune }}</text:text-input></text:span><text:span text:style-name="T7">, j</text:span><text:span text:style-name="T5">’ai le devoir de garantir la sécurité et la salubrité sur le territoire de la commune.</text:span></text:p>
      <text:p text:style-name="P5"/>
      <text:p text:style-name="P5">Comme mentionné supra, à l’issue de la phase de procédure contradictoire et sauf éléments de faits remettant en cause votre responsabilité, <text:span text:style-name="T2">je me réserve le droit de faire application des dispositions de l’article L.541-3 du Code de l’environnement et ainsi : vous adresser une première amende administrative d’un montant maximum de 15 000 euros.</text:span></text:p>
      <text:list text:style-name="WWNum3">
        <text:list-header>
          <text:p text:style-name="P18">Note informative à retirer avant expédition de cette lettre : Ce montant est un maximum qu’il faut mentionner dans la lettre. Ce n’est qu’après le délai du contradictoire (10 jours minimum) que vous devrez décider du montant de l’amende.</text:p>
          <text:p text:style-name="P19"/>
        </text:list-header>
      </text:list>
      <text:p text:style-name="P5"/>
      <text:p text:style-name="P20"><text:span text:style-name="T26">Je vous prie de bien vouloir recevoir, </text:span><text:span text:style-name="T29">M</text:span><text:span text:style-name="T26">onsieur, </text:span>l'expression de mes salutations distinguées<text:span text:style-name="T26">.</text:span></text:p>
      <text:p text:style-name="P21"><text:tab/><text:tab/><text:tab/><text:tab/><text:tab/></text:p>
      <text:p text:style-name="P22">Signature et tampon de l’autorité compétente (maire ou adjoint par délégation, ou président d’EPCI par transfert de compétence)</text:p>
      <text:p text:style-name="P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Narrow" svg:font-family="'Arial Narrow'"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ce style:name="Lohit Devanagari1" svg:font-family="'Lohit Devanagari'" style:font-family-generic="system" style:font-pitch="variable"/>
    <style:font-face style:name="Marianne" svg:font-family="Marianne" style:font-pitch="variable"/>
    <style:font-face style:name="Noto Sans CJK SC" svg:font-family="'Noto Sans CJK SC'"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Liberation Serif" fo:font-size="12pt" fo:language="fr" fo:country="FR"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 style:family="paragraph">
      <style:paragraph-properties fo:margin-top="0in" fo:margin-bottom="0in" style:contextual-spacing="false"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0555in" style: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normal" style:class="chapter">
      <style:paragraph-properties fo:margin-top="0.1665in" fo:margin-bottom="0.028in" style: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ListLabel_20_1" style:display-name="ListLabel 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 style:display-name="ListLabel 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3" style:display-name="ListLabel 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 style:display-name="ListLabel 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 style:display-name="ListLabel 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6" style:display-name="ListLabel 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7" style:display-name="ListLabel 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8" style:display-name="ListLabel 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 style:display-name="ListLabel 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Arial Narrow" style:font-family-asian="'Arial Narrow'" style:font-family-generic-asian="system" style:font-pitch-asian="variable" style:font-name-complex="Arial Narrow" style:font-family-complex="'Arial Narrow'" style:font-family-generic-complex="system" style:font-pitch-complex="variable"/>
    </style:style>
    <style:style style:name="ListLabel_20_20" style:display-name="ListLabel 20"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1.092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5925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2.092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5925in"/>
        </style:list-level-properties>
        <style:text-properties fo:font-family="'Noto Sans Symbols'" style:font-style-name="Regular" style:font-pitch="variable"/>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3.09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5925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0925in"/>
        </style:list-level-properties>
        <style:text-properties fo:font-family="'Noto Sans Symbols'" style:font-style-name="Regular" style:font-pitch="variable"/>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5925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092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5in"/>
        </style:list-level-properties>
        <style:text-properties fo:font-family="'Arial Narrow'"/>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officeooo:rsid="000dcf5e" officeooo:paragraph-rsid="000dcf5e"/>
    </style:style>
    <style:style style:name="MP2" style:family="paragraph" style:parent-style-name="Text_20_body">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style>
    <style:style style:name="MP3"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orphans="2" fo:widows="2" fo:text-indent="0in" style:auto-text-indent="false" fo:background-color="transparent" fo:padding="0in" fo:border="none" style:shadow="none"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style style:name="MP4" style:family="paragraph" style:parent-style-name="normal">
      <loext:graphic-properties draw:fill="none" draw:fill-color="#ffffff"/>
      <style:paragraph-properties fo:margin-left="0in" fo:margin-right="0in" fo:margin-top="0in" fo:margin-bottom="0in" style:contextual-spacing="false" fo:line-height="100%" fo:text-align="center" style:justify-single-word="false" fo:keep-together="auto" fo:orphans="2" fo:widows="2" fo:text-indent="0in" style:auto-text-indent="false" fo:break-before="auto" fo:break-after="auto" fo:background-color="transparent" fo:padding="0in" fo:border="none" style:shadow="none" fo:keep-with-next="auto" style:join-border="false">
        <style:tab-stops>
          <style:tab-stop style:position="3.3465in" style:type="center"/>
          <style:tab-stop style:position="6.6929in" style:type="right"/>
        </style:tab-stops>
      </style:paragraph-properties>
      <style:text-properties fo:font-variant="normal" fo:text-transform="none" fo:color="#000000" loext:opacity="100%" style:text-line-through-style="none" style:text-line-through-type="none" style:text-position="0% 100%" style:font-name="Liberation Serif" fo:font-size="12pt" fo:font-style="normal" style:text-underline-style="none" fo:font-weight="normal" fo:background-color="transparent" style:font-name-asian="Liberation Serif1" style:font-size-asian="12pt" style:font-style-asian="normal" style:font-weight-asian="normal" style:font-name-complex="Liberation Serif1" style:font-size-complex="12pt"/>
    </style:style>
    <style:page-layout style:name="Mpm1">
      <style:page-layout-properties fo:page-width="8.2681in" fo:page-height="11.6929in" style:num-format="1" style:print-orientation="portrait" fo:margin-top="0.5in" fo:margin-bottom="0.5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74in" fo:margin-left="0in" fo:margin-right="0in" fo:margin-bottom="0.248in" style:dynamic-spacing="true"/>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LOGO]</text:p>
        <text:p text:style-name="MP2"/>
        <text:p text:style-name="MP3"/>
      </style:header>
      <style:footer>
        <text:p text:style-name="MP4"/>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2-12T17:46:08.295878006</dc:date>
    <meta:editing-duration>PT2H21M27S</meta:editing-duration>
    <meta:editing-cycles>20</meta:editing-cycles>
    <meta:generator>LibreOffice/25.8.4.2$Linux_X86_64 LibreOffice_project/580$Build-2</meta:generator>
    <meta:document-statistic meta:table-count="0" meta:image-count="0" meta:object-count="0" meta:page-count="2" meta:paragraph-count="32" meta:word-count="752" meta:character-count="4287" meta:non-whitespace-character-count="3624"/>
  </office:meta>
</office:document-meta>
</file>